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ompte Rendu - TME 2 : Gestion du Temps</text:span></text:p>
      <text:h text:style-name="Heading_20_3" text:outline-level="3"><text:span text:style-name="Strong_20_Emphasis">1. STATISTIQUES D'EXECUTION D'UNE COMMANDE SHELL</text:span></text:h>
      <text:h text:style-name="Heading_20_4" text:outline-level="4"><text:span text:style-name="Strong_20_Emphasis">1.1 Exécution de </text:span><text:span text:style-name="Strong_20_Emphasis"><text:span text:style-name="Source_20_Text">time sleep 5</text:span></text:span></text:h>
      <text:p text:style-name="Text_20_body">Lorsque l'on exécute la commande <text:span text:style-name="Source_20_Text">time sleep 5</text:span>, on observe que le <text:span text:style-name="Strong_20_Emphasis">temps utilisateur</text:span> et le <text:span text:style-name="Strong_20_Emphasis">temps système</text:span> sont quasiment nuls. Cela est dû au fait que <text:span text:style-name="Source_20_Text">sleep</text:span> ne consomme presque pas de ressources CPU, il met simplement le processus en pause sans effectuer de calculs.</text:p>
      <text:h text:style-name="Heading_20_4" text:outline-level="4"><text:span text:style-name="Strong_20_Emphasis">1.2 Exécution de </text:span><text:span text:style-name="Strong_20_Emphasis"><text:span text:style-name="Source_20_Text">time ./loopcpu</text:span></text:span></text:h>
      <text:p text:style-name="Text_20_body">Le programme <text:span text:style-name="Source_20_Text">loopcpu</text:span> effectue un grand nombre d'itérations sans faire d'appel système. Ainsi, le <text:span text:style-name="Strong_20_Emphasis">temps utilisateur</text:span> est élevé, car la boucle utilise intensivement le CPU. Le <text:span text:style-name="Strong_20_Emphasis">temps système</text:span>, lui, reste proche de zéro.</text:p>
      <text:h text:style-name="Heading_20_4" text:outline-level="4"><text:span text:style-name="Strong_20_Emphasis">1.3 Exécution de </text:span><text:span text:style-name="Strong_20_Emphasis"><text:span text:style-name="Source_20_Text">time ./loopsys</text:span></text:span></text:h>
      <text:p text:style-name="Text_20_body">Le programme <text:span text:style-name="Source_20_Text">loopsys</text:span> exécute une boucle avec des appels fréquents à <text:span text:style-name="Source_20_Text">getpid()</text:span>, un appel système. Ainsi, une grande partie du temps d'exécution est passée en mode <text:span text:style-name="Strong_20_Emphasis">système</text:span>, ce qui se traduit par un <text:span text:style-name="Strong_20_Emphasis">temps système plus élevé</text:span> que le temps utilisateur.</text:p>
      <text:p text:style-name="Horizontal_20_Line"/>
      <text:h text:style-name="Heading_20_3" text:outline-level="3"><text:span text:style-name="Strong_20_Emphasis">2. LANCEMENT D'UNE COMMANDE SHELL DEPUIS UN PROGRAMME C</text:span></text:h>
      <text:h text:style-name="Heading_20_4" text:outline-level="4"><text:span text:style-name="Strong_20_Emphasis">2.1 Fonction </text:span><text:span text:style-name="Strong_20_Emphasis"><text:span text:style-name="Source_20_Text">lance_commande</text:span></text:span></text:h>
      <text:p text:style-name="Text_20_body">La fonction <text:span text:style-name="Source_20_Text">lance_commande</text:span> utilise <text:span text:style-name="Source_20_Text">system()</text:span> pour exécuter une commande shell. En cas d'échec, elle affiche un message d'erreur.</text:p>
      <text:h text:style-name="Heading_20_4" text:outline-level="4"><text:span text:style-name="Strong_20_Emphasis">2.2 Exécution de </text:span><text:span text:style-name="Strong_20_Emphasis"><text:span text:style-name="Source_20_Text">mytimes</text:span></text:span><text:span text:style-name="Strong_20_Emphasis"> avec des arguments</text:span></text:h>
      <text:p text:style-name="Text_20_body">La fonction <text:span text:style-name="Source_20_Text">main()</text:span> exécute <text:span text:style-name="Source_20_Text">lance_commande</text:span> pour chaque argument donné sur la ligne de commande.</text:p>
      <text:p text:style-name="Horizontal_20_Line"/>
      <text:h text:style-name="Heading_20_3" text:outline-level="3"><text:span text:style-name="Strong_20_Emphasis">3. CALCUL DU TEMPS DE REPONSE EN UTILISANT </text:span><text:span text:style-name="Strong_20_Emphasis"><text:span text:style-name="Source_20_Text">gettimeofday</text:span></text:span></text:h>
      <text:h text:style-name="Heading_20_4" text:outline-level="4"><text:span text:style-name="Strong_20_Emphasis">3.1 Modification de </text:span><text:span text:style-name="Strong_20_Emphasis"><text:span text:style-name="Source_20_Text">lance_commande</text:span></text:span></text:h>
      <text:p text:style-name="Text_20_body">Une nouvelle version de <text:span text:style-name="Source_20_Text">lance_commande</text:span> utilise <text:span text:style-name="Source_20_Text">gettimeofday()</text:span> pour mesurer la durée totale d'exécution de la commande.</text:p>
      <text:h text:style-name="Heading_20_4" text:outline-level="4"><text:span text:style-name="Strong_20_Emphasis">3.2 Test avec </text:span><text:span text:style-name="Strong_20_Emphasis"><text:span text:style-name="Source_20_Text">./mytimes \"sleep 5\" \"sleep 10\"</text:span></text:span></text:h>
      <text:p text:style-name="Text_20_body">Le programme affiche un temps proche de <text:span text:style-name="Strong_20_Emphasis">5 secondes pour </text:span><text:span text:style-name="Strong_20_Emphasis"><text:span text:style-name="Source_20_Text">sleep 5</text:span></text:span> et <text:span text:style-name="Strong_20_Emphasis">10 secondes pour </text:span><text:span text:style-name="Strong_20_Emphasis"><text:span text:style-name="Source_20_Text">sleep 10</text:span></text:span>, confirmant que la mesure du temps fonctionne correctement.</text:p>
      <text:p text:style-name="Horizontal_20_Line"/>
      <text:h text:style-name="Heading_20_3" text:outline-level="3"><text:soft-page-break/><text:span text:style-name="Strong_20_Emphasis">4. CALCUL DES STATISTIQUES D'UTILISATION DU CPU</text:span></text:h>
      <text:h text:style-name="Heading_20_4" text:outline-level="4"><text:span text:style-name="Strong_20_Emphasis">4.1 Ajout de </text:span><text:span text:style-name="Strong_20_Emphasis"><text:span text:style-name="Source_20_Text">times()</text:span></text:span><text:span text:style-name="Strong_20_Emphasis"> pour obtenir des statistiques détaillées</text:span></text:h>
      <text:p text:style-name="Text_20_body">Une nouvelle version de <text:span text:style-name="Source_20_Text">lance_commande</text:span>, appelée <text:span text:style-name="Source_20_Text">new_lance_commande</text:span>, utilise <text:span text:style-name="Source_20_Text">times()</text:span> pour mesurer <text:span text:style-name="Strong_20_Emphasis">le temps utilisateur et système</text:span>.</text:p>
      <text:p text:style-name="Text_20_body">Exécution avec <text:span text:style-name="Source_20_Text">./mytimes \"ls -l\" \"./loopsys\"</text:span> :</text:p>
      <text:list text:style-name="L1">
        <text:list-item>
          <text:p text:style-name="P3"><text:span text:style-name="Source_20_Text">ls -l</text:span> a un <text:span text:style-name="Strong_20_Emphasis">temps total faible</text:span> avec un <text:span text:style-name="Strong_20_Emphasis">temps utilisateur et système proches de 0</text:span>. </text:p>
        </text:list-item>
        <text:list-item>
          <text:p text:style-name="P2"><text:span text:style-name="Source_20_Text">loopsys</text:span> montre une <text:span text:style-name="Strong_20_Emphasis">forte utilisation du temps système</text:span>, car il effectue de nombreux appels à <text:span text:style-name="Source_20_Text">getpid()</text:span>. </text:p>
        </text:list-item>
      </text:list>
      <text:h text:style-name="Heading_20_4" text:outline-level="4"><text:span text:style-name="Strong_20_Emphasis">4.2 Test avec </text:span><text:span text:style-name="Strong_20_Emphasis"><text:span text:style-name="Source_20_Text">./mytimes \"sleep 5\" ./loopcpu ./loopsys</text:span></text:span></text:h>
      <text:list text:style-name="L2">
        <text:list-item>
          <text:p text:style-name="P5"><text:span text:style-name="Source_20_Text">sleep 5</text:span> affiche un <text:span text:style-name="Strong_20_Emphasis">temps total de 5 secondes</text:span>, avec <text:span text:style-name="Strong_20_Emphasis">aucune consommation CPU</text:span>. </text:p>
        </text:list-item>
        <text:list-item>
          <text:p text:style-name="P5"><text:span text:style-name="Source_20_Text">loopcpu</text:span> montre une forte <text:span text:style-name="Strong_20_Emphasis">consommation en mode utilisateur</text:span>. </text:p>
        </text:list-item>
        <text:list-item>
          <text:p text:style-name="P4"><text:span text:style-name="Source_20_Text">loopsys</text:span> présente une <text:span text:style-name="Strong_20_Emphasis">utilisation importante du temps système</text:span>. </text:p>
        </text:list-item>
      </text:list>
      <text:p text:style-name="Horizontal_20_Line"/>
      <text:h text:style-name="Heading_20_3" text:outline-level="3"><text:span text:style-name="Strong_20_Emphasis">5. CHANGEMENT DE PRIORITÉ</text:span></text:h>
      <text:h text:style-name="Heading_20_4" text:outline-level="4"><text:span text:style-name="Strong_20_Emphasis">5.1 Priorité du processus </text:span><text:span text:style-name="Strong_20_Emphasis"><text:span text:style-name="Source_20_Text">ps</text:span></text:span></text:h>
      <text:p text:style-name="Text_20_body">Commande <text:span text:style-name="Source_20_Text">ps -l</text:span> : la priorité affichée est <text:span text:style-name="Strong_20_Emphasis">20</text:span> par défaut.</text:p>
      <text:h text:style-name="Heading_20_4" text:outline-level="4"><text:span text:style-name="Strong_20_Emphasis">5.2 Exécution avec </text:span><text:span text:style-name="Strong_20_Emphasis"><text:span text:style-name="Source_20_Text">nice -19 ps -l</text:span></text:span></text:h>
      <text:p text:style-name="Text_20_body">Le champ <text:span text:style-name="Strong_20_Emphasis">NI (niceness)</text:span> passe à <text:span text:style-name="Strong_20_Emphasis">19</text:span>, ce qui diminue la priorité du processus <text:span text:style-name="Source_20_Text">ps</text:span>.</text:p>
      <text:h text:style-name="Heading_20_4" text:outline-level="4"><text:span text:style-name="Strong_20_Emphasis">5.3 Exécution parallèle de </text:span><text:span text:style-name="Strong_20_Emphasis"><text:span text:style-name="Source_20_Text">loopcpu</text:span></text:span><text:span text:style-name="Strong_20_Emphasis"> avec une priorité réduite</text:span></text:h>
      <text:p text:style-name="Text_20_body">Commande :</text:p>
      <text:p text:style-name="Preformatted_20_Text"><text:span text:style-name="Source_20_Text">./mytimes ./loopcpu &amp;</text:span></text:p>
      <text:p text:style-name="Preformatted_20_Text"><text:span text:style-name="Source_20_Text">./mytimes ./loopcpu &amp;</text:span></text:p>
      <text:p text:style-name="Preformatted_20_Text"><text:span text:style-name="Source_20_Text">./mytimes ./loopcpu &amp;</text:span></text:p>
      <text:p text:style-name="Preformatted_20_Text"><text:span text:style-name="Source_20_Text">./mytimes ./loopcpu &amp;</text:span></text:p>
      <text:p text:style-name="Preformatted_20_Text"><text:span text:style-name="Source_20_Text">./mytimes ./loopcpu &amp;</text:span></text:p>
      <text:p text:style-name="Preformatted_20_Text"><text:span text:style-name="Source_20_Text">./mytimes ./loopcpu &amp;</text:span></text:p>
      <text:p text:style-name="Preformatted_20_Text"><text:span text:style-name="Source_20_Text">./mytimes ./loopcpu &amp;</text:span></text:p>
      <text:p text:style-name="Preformatted_20_Text"><text:span text:style-name="Source_20_Text">./mytimes ./loopcpu &amp;</text:span></text:p>
      <text:p text:style-name="Preformatted_20_Text"><text:span text:style-name="Source_20_Text">nice -n 10 ./mytimes ./loopcpu &amp;</text:span></text:p>
      <text:p text:style-name="P1"><text:span text:style-name="Source_20_Text">wait</text:span></text:p>
      <text:p text:style-name="Text_20_body">On observe que le processus avec <text:span text:style-name="Source_20_Text">nice -n 10</text:span> prend <text:span text:style-name="Strong_20_Emphasis">plus de temps</text:span> que les autres, car il reçoit <text:span text:style-name="Strong_20_Emphasis">moins de temps CPU</text:span>.</text:p>
      <text:p text:style-name="Horizontal_20_Line"/>
      <text:h text:style-name="Heading_20_3" text:outline-level="3"><text:span text:style-name="Strong_20_Emphasis">Conclusion</text:span></text:h>
      <text:list text:style-name="L3">
        <text:list-item>
          <text:p text:style-name="P7"><text:span text:style-name="Source_20_Text">gettimeofday()</text:span> permet de mesurer le <text:span text:style-name="Strong_20_Emphasis">temps total</text:span> d'exécution. </text:p>
        </text:list-item>
        <text:list-item>
          <text:p text:style-name="P7"><text:span text:style-name="Source_20_Text">times()</text:span> donne une vision plus précise du <text:span text:style-name="Strong_20_Emphasis">temps utilisateur et système</text:span>. </text:p>
        </text:list-item>
        <text:list-item>
          <text:p text:style-name="P7">La <text:span text:style-name="Strong_20_Emphasis">priorité des processus</text:span> influence leur exécution sur un système multitâche. </text:p>
        </text:list-item>
        <text:list-item>
          <text:p text:style-name="P6"><text:soft-page-break/>Les tests ont confirmé les attentes en matière de consommation CPU des différentes commandes. </text:p>
        </text:list-item>
      </text:list>
      <text:p text:style-name="Text_20_body">Le programme <text:span text:style-name="Source_20_Text">mytimes</text:span> fonctionne comme prévu et offre une bonne compréhension de la gestion du temps sous Unix/Linu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22:24:01.661000000</meta:creation-date>
    <dc:date>2025-02-03T22:25:47.223000000</dc:date>
    <meta:editing-duration>PT1M46S</meta:editing-duration>
    <meta:editing-cycles>1</meta:editing-cycles>
    <meta:document-statistic meta:table-count="0" meta:image-count="0" meta:object-count="0" meta:page-count="3" meta:paragraph-count="52" meta:word-count="552" meta:character-count="3421" meta:non-whitespace-character-count="2921"/>
    <meta:generator>LibreOffice/24.2.1.2$Windows_X86_64 LibreOffice_project/db4def46b0453cc22e2d0305797cf981b68ef5ac</meta:generator>
  </office:meta>
</office:document-meta>
</file>